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Times New Roman', Times, serif"/>
    <style:font-face style:name="Lohit Devanagari1" svg:font-family="'Lohit Devanagari'"/>
    <style:font-face style:name="Raleway" svg:font-family="Raleway, 'Helvetica Neu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in" fo:margin-right="0in" fo:margin-top="0.2291in" fo:margin-bottom="0.1146in" loext:contextual-spacing="false" fo:line-height="110%" fo:orphans="2" fo:widows="2" fo:text-indent="0in" style:auto-text-indent="false"/>
      <style:text-properties fo:font-variant="normal" fo:text-transform="none" fo:color="#333333" style:font-name="Raleway" fo:font-size="18pt" fo:letter-spacing="normal" fo:font-style="normal" fo:font-weight="bold"/>
    </style:style>
    <style:style style:name="P2" style:family="paragraph" style:parent-style-name="Text_20_body" style:list-style-name="L1">
      <style:paragraph-properties fo:margin-top="0in" fo:margin-bottom="0.1146in" loext:contextual-spacing="false" fo:orphans="2" fo:widows="2"/>
      <style:text-properties fo:font-variant="normal" fo:text-transform="none" fo:color="#333333" style:font-name="Georgia" fo:font-size="12pt" fo:letter-spacing="normal" fo:font-style="normal" fo:font-weight="normal"/>
    </style:style>
    <style:style style:name="P3" style:family="paragraph" style:parent-style-name="Text_20_body" style:list-style-name="L2">
      <style:paragraph-properties fo:margin-top="0in" fo:margin-bottom="0.1146in" loext:contextual-spacing="false" fo:orphans="2" fo:widows="2"/>
      <style:text-properties fo:font-variant="normal" fo:text-transform="none" fo:color="#333333" style:font-name="Georgia" fo:font-size="12pt" fo:letter-spacing="normal" fo:font-style="normal" fo:font-weight="normal"/>
    </style:style>
    <style:style style:name="P4" style:family="paragraph" style:parent-style-name="Text_20_body" style:list-style-name="L1">
      <style:paragraph-properties fo:margin-top="0in" fo:margin-bottom="0.1146in" loext:contextual-spacing="false" fo:orphans="2" fo:widows="2"/>
    </style:style>
    <style:style style:name="P5" style:family="paragraph" style:parent-style-name="Text_20_body" style:list-style-name="L3">
      <style:paragraph-properties fo:margin-left="0in" fo:margin-right="0in" fo:margin-top="0in" fo:margin-bottom="0.1146in" loext:contextual-spacing="false" fo:orphans="2" fo:widows="2" fo:text-indent="0in" style:auto-text-indent="false"/>
    </style:style>
    <style:style style:name="T1" style:family="text">
      <style:text-properties fo:font-variant="normal" fo:text-transform="none" fo:color="#333333" style:font-name="Georgia" fo:font-size="12pt" fo:letter-spacing="normal" fo:font-style="normal" fo:font-weight="normal"/>
    </style:style>
    <style:style style:name="T2" style:family="text">
      <style:text-properties fo:font-variant="normal" fo:text-transform="none" fo:color="#333333" style:font-name="Georgia" fo:font-size="12pt" fo:letter-spacing="normal" fo:font-style="normal" fo:font-weight="bold"/>
    </style:style>
    <style:style style:name="T3" style:family="text">
      <style:text-properties fo:font-variant="normal" fo:text-transform="none" fo:color="#bd4147" style:font-name="monospace" fo:font-size="10.5pt" fo:letter-spacing="normal" fo:font-style="normal" fo:font-weight="normal"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99004204" text:style-name="L1">
        <text:list-item>
          <text:p text:style-name="P2">As always, make sure that your script is commented and that you remove any unnecessary code.</text:p>
        </text:list-item>
        <text:list-item>
          <text:p text:style-name="P4"><text:span text:style-name="T1">Save your the data frames that you create by querying the Twitter API in an </text:span><text:span text:style-name="Source_20_Text"><text:span text:style-name="T3">.RData</text:span></text:span><text:span text:style-name="T1"> object. This means, at the minimum, </text:span><text:span text:style-name="Source_20_Text"><text:span text:style-name="T3">innocent</text:span></text:span><text:span text:style-name="T1">, </text:span><text:span text:style-name="Source_20_Text"><text:span text:style-name="T3">friends_moreinfo</text:span></text:span><text:span text:style-name="T1">, and </text:span><text:span text:style-name="Source_20_Text"><text:span text:style-name="T3">dairyfree_users</text:span></text:span><text:span text:style-name="T1"> (or whatever product you choose to look for tweets for). Upload your </text:span><text:span text:style-name="Source_20_Text"><text:span text:style-name="T3">.RData</text:span></text:span><text:span text:style-name="T1"> file along with your script.</text:span></text:p>
        </text:list-item>
      </text:list>
      <text:section text:style-name="Sect1" text:name="for-everyone">
        <text:h text:style-name="P1" text:outline-level="3">For everyone</text:h>
        <text:list xml:id="list840346228" text:style-name="L2">
          <text:list-item>
            <text:p text:style-name="P3">Find another product category to scrape from the website, and search for this in Innocent’s tweets, as well as any tweets directed to Innocent. Run through the whole analysis. You should end up with a sentiment wordcloud for that product category.</text:p>
          </text:list-item>
        </text:list>
      </text:section>
      <text:section text:style-name="Sect1" text:name="advanced">
        <text:h text:style-name="P1" text:outline-level="3">Advanced</text:h>
        <text:list xml:id="list2953157375" text:style-name="L3">
          <text:list-item>
            <text:p text:style-name="P5"><text:span text:style-name="T1">Find out what was happening with #PenguinAwarenessDay. Can you find all the tweets that Innocent posted on this occasion? </text:span><text:span text:style-name="Strong_20_Emphasis"><text:span text:style-name="T2">Tip:</text:span></text:span><text:span text:style-name="T1"> Look for the hashtag. Print only the </text:span><text:span text:style-name="Source_20_Text"><text:span text:style-name="T3">text</text:span></text:span><text:span text:style-name="T1"> column once you’re done.</text:span></text:p>
          </text:list-item>
        </text:list>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Times New Roman', Times, serif"/>
    <style:font-face style:name="Lohit Devanagari1" svg:font-family="'Lohit Devanagari'"/>
    <style:font-face style:name="Raleway" svg:font-family="Raleway, 'Helvetica Neue', Helvetica, Arial,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7T17:46:56.004040117</meta:creation-date>
    <dc:date>2021-02-27T17:48:36.366102885</dc:date>
    <meta:editing-duration>PT1M45S</meta:editing-duration>
    <meta:editing-cycles>1</meta:editing-cycles>
    <meta:document-statistic meta:table-count="0" meta:image-count="0" meta:object-count="0" meta:page-count="1" meta:paragraph-count="6" meta:word-count="140" meta:character-count="829" meta:non-whitespace-character-count="699"/>
    <meta:generator>LibreOffice/6.4.6.2$Linux_X86_64 LibreOffice_project/40$Build-2</meta:generator>
  </office:meta>
</office:document-meta>
</file>